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fo:font-size="22pt" style:font-size-asian="28pt" style:font-size-complex="28pt"/>
    </style:style>
    <style:style style:name="T82" style:family="text">
      <style:text-properties fo:font-size="22pt" fo:font-style="italic" style:font-size-asian="28pt" style:font-style-asian="italic" style:font-size-complex="28pt" style:font-style-complex="italic"/>
    </style:style>
    <style:style style:name="T83" style:family="text">
      <style:text-properties style:text-position="-33% 58%" fo:font-size="22pt" style:font-size-asian="28pt" style:font-size-complex="28pt"/>
    </style:style>
    <style:style style:name="T84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5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86" style:family="text">
      <style:text-properties style:text-position="33% 58%" fo:font-size="22pt" style:font-size-asian="28pt" style:font-size-complex="28pt"/>
    </style:style>
    <style:style style:name="T8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88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>
          <draw:text-box>
            <text:p>Zum einen aufgrund der entsprechenden Matrixdarstellung des Stufenoperators, welche mit sich selber multipliziert immer die Nullmatrix ergibt.</text:p>
            <text:p/>
            <text:p>Zum anderen kann man den Spin im Spinraum H1/2 nur maximal einmal umklappen (es gibt nur 2 Zustände)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81">Welche Gestalt hat die zeitabhängige Schrödinger-Gleichung des zweikomponentigen Spinors |</text:span><text:span text:style-name="T82">ψ</text:span><text:span text:style-name="T83">1/2</text:span><text:span text:style-name="T81">(</text:span><text:span text:style-name="T84">r</text:span><text:span text:style-name="T81">)⟩ für ein Elektron im Potential </text:span><text:span text:style-name="T82">V</text:span><text:span text:style-name="T81">(</text:span><text:span text:style-name="T84">r</text:span><text:span text:style-name="T81">) und in einem homogenen Magnetfeld </text:span><text:span text:style-name="T84">B</text:span><text:span text:style-name="T81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2cm" presentation:class="title" presentation:user-transformed="true">
          <draw:text-box>
            <text:p><text:span text:style-name="T81">Wie kann man mit Hilfe der kommutierenden Komponente des Dirac-Spinoperators die Entartung der Energieeigenwerte zu </text:span><text:span text:style-name="T82">H</text:span><text:span text:style-name="T85">D</text:span><text:span text:style-name="T86">(0)</text:span><text:span text:style-name="T81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84">J</text:span><text:span text:style-name="T83">1</text:span><text:span text:style-name="T81"> und </text:span><text:span text:style-name="T84">J</text:span><text:span text:style-name="T83">2</text:span><text:span text:style-name="T81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87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88">1</text:span><text:span text:style-name="T12">, </text:span><text:span text:style-name="T53">J</text:span><text:span text:style-name="T88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06T14:40:58.666000000</dc:date>
    <meta:document-statistic meta:object-count="480"/>
  </office:meta>
</office:document-meta>
</file>